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DC_HIGH</text:p>
          </table:table-cell>
          <table:table-cell office:value-type="string" calcext:value-type="string">
            <text:p>DUE_HIGH</text:p>
          </table:table-cell>
          <table:table-cell office:value-type="string" calcext:value-type="string">
            <text:p>SDC_Thermal</text:p>
          </table:table-cell>
          <table:table-cell office:value-type="string" calcext:value-type="string">
            <text:p>DUE_Thermal</text:p>
          </table:table-cell>
        </table:table-row>
        <table:table-row table:style-name="ro1">
          <table:table-cell office:value-type="string" calcext:value-type="string">
            <text:p>XeonPhi</text:p>
          </table:table-cell>
          <table:table-cell office:value-type="float" office:value="35.0867507886436" calcext:value-type="float">
            <text:p>35,0867507886436</text:p>
          </table:table-cell>
          <table:table-cell office:value-type="float" office:value="18.5567823343849" calcext:value-type="float">
            <text:p>18,5567823343849</text:p>
          </table:table-cell>
          <table:table-cell office:value-type="float" office:value="3.46006220107866" calcext:value-type="float">
            <text:p>3,46006220107866</text:p>
          </table:table-cell>
          <table:table-cell office:value-type="float" office:value="2.91324921135647" calcext:value-type="float">
            <text:p>2,91324921135647</text:p>
          </table:table-cell>
        </table:table-row>
        <table:table-row table:style-name="ro1">
          <table:table-cell office:value-type="string" calcext:value-type="string">
            <text:p>K20</text:p>
          </table:table-cell>
          <table:table-cell office:value-type="float" office:value="44.2314335060449" calcext:value-type="float">
            <text:p>44,2314335060449</text:p>
          </table:table-cell>
          <table:table-cell office:value-type="float" office:value="43.5233160621762" calcext:value-type="float">
            <text:p>43,5233160621762</text:p>
          </table:table-cell>
          <table:table-cell office:value-type="float" office:value="24.1667711293108" calcext:value-type="float">
            <text:p>24,1667711293108</text:p>
          </table:table-cell>
          <table:table-cell office:value-type="float" office:value="15.5094991364421" calcext:value-type="float">
            <text:p>15,5094991364421</text:p>
          </table:table-cell>
        </table:table-row>
        <table:table-row table:style-name="ro1">
          <table:table-cell office:value-type="string" calcext:value-type="string">
            <text:p>TitanV</text:p>
          </table:table-cell>
          <table:table-cell office:value-type="float" office:value="82.9015544041451" calcext:value-type="float">
            <text:p>82,9015544041451</text:p>
          </table:table-cell>
          <table:table-cell office:value-type="float" office:value="7.25388601036269" calcext:value-type="float">
            <text:p>7,25388601036269</text:p>
          </table:table-cell>
          <table:table-cell office:value-type="float" office:value="29.7248453952866" calcext:value-type="float">
            <text:p>29,7248453952866</text:p>
          </table:table-cell>
          <table:table-cell office:value-type="float" office:value="2.70466321243523" calcext:value-type="float">
            <text:p>2,70466321243523</text:p>
          </table:table-cell>
        </table:table-row>
        <table:table-row table:style-name="ro1">
          <table:table-cell office:value-type="string" calcext:value-type="string">
            <text:p>TitanX</text:p>
          </table:table-cell>
          <table:table-cell office:value-type="float" office:value="40.3454231433506" calcext:value-type="float">
            <text:p>40,3454231433506</text:p>
          </table:table-cell>
          <table:table-cell office:value-type="float" office:value="8.61658031088082" calcext:value-type="float">
            <text:p>8,61658031088082</text:p>
          </table:table-cell>
          <table:table-cell office:value-type="float" office:value="11.4652975096106" calcext:value-type="float">
            <text:p>11,4652975096106</text:p>
          </table:table-cell>
          <table:table-cell office:value-type="float" office:value="1.13730569948186" calcext:value-type="float">
            <text:p>1,13730569948186</text:p>
          </table:table-cell>
        </table:table-row>
        <table:table-row table:style-name="ro1">
          <table:table-cell office:value-type="string" calcext:value-type="string">
            <text:p>GPUembedded</text:p>
          </table:table-cell>
          <table:table-cell office:value-type="float" office:value="69.5400930104919" calcext:value-type="float">
            <text:p>69,5400930104919</text:p>
          </table:table-cell>
          <table:table-cell office:value-type="float" office:value="16.8442098763617" calcext:value-type="float">
            <text:p>16,8442098763617</text:p>
          </table:table-cell>
          <table:table-cell office:value-type="float" office:value="22.9814077025232" calcext:value-type="float">
            <text:p>22,9814077025232</text:p>
          </table:table-cell>
          <table:table-cell office:value-type="float" office:value="12.0680378118522" calcext:value-type="float">
            <text:p>12,0680378118522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50.674252559259" calcext:value-type="float">
            <text:p>150,674252559259</text:p>
          </table:table-cell>
          <table:table-cell office:value-type="float" office:value="13.346544939553" calcext:value-type="float">
            <text:p>13,346544939553</text:p>
          </table:table-cell>
          <table:table-cell office:value-type="float" office:value="46.4741035856572" calcext:value-type="float">
            <text:p>46,4741035856572</text:p>
          </table:table-cell>
          <table:table-cell office:value-type="float" office:value="6.44114807681941" calcext:value-type="float">
            <text:p>6,44114807681941</text:p>
          </table:table-cell>
        </table:table-row>
        <table:table-row table:style-name="ro1">
          <table:table-cell office:value-type="string" calcext:value-type="string">
            <text:p>CPU+GPU</text:p>
          </table:table-cell>
          <table:table-cell office:value-type="float" office:value="75.3249731700506" calcext:value-type="float">
            <text:p>75,3249731700506</text:p>
          </table:table-cell>
          <table:table-cell office:value-type="float" office:value="16.2851668357321" calcext:value-type="float">
            <text:p>16,2851668357321</text:p>
          </table:table-cell>
          <table:table-cell office:value-type="float" office:value="33.4873837981408" calcext:value-type="float">
            <text:p>33,4873837981408</text:p>
          </table:table-cell>
          <table:table-cell office:value-type="float" office:value="13.8423918103723" calcext:value-type="float">
            <text:p>13,8423918103723</text:p>
          </table:table-cell>
        </table:table-row>
        <table:table-row table:style-name="ro1">
          <table:table-cell office:value-type="string" calcext:value-type="string">
            <text:p>FPGA</text:p>
          </table:table-cell>
          <table:table-cell office:value-type="float" office:value="5.5719557195572" calcext:value-type="float">
            <text:p>5,5719557195572</text:p>
          </table:table-cell>
          <table:table-cell office:value-type="string" calcext:value-type="string">
            <text:p>NA</text:p>
          </table:table-cell>
          <table:table-cell office:value-type="float" office:value="2.39012096774193" calcext:value-type="float">
            <text:p>2,39012096774193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03:22.642645456</meta:creation-date>
    <dc:date>2020-04-28T15:07:54.329934883</dc:date>
    <meta:editing-duration>PT4M32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